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.isFully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.XMLSchema(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.XMLSchema( XMLGrammarPool grammarPool , boolean fullyCompo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